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SERVICIOS GENERALES SANTA URSULA S.A.C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LTO SIHUAS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3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ZA RAMOS BELISA MARIB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VIZA RAMOS JESUS ISIDR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5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4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3T17:25:5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